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vg:panose-1="0 0 5 0 0 0 0 0 0 0"/>
    <style:font-face style:name="Philosopher" svg:font-family="Philosopher" style:font-family-generic="system" style:font-pitch="variable" svg:panose-1="0 0 5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P4" style:parent-style-name="List" style:family="paragraph">
      <style:paragraph-properties fo:line-height="100%"/>
      <style:text-properties fo:font-size="11pt" style:font-size-asian="11pt" style:font-size-complex="11pt"/>
    </style:style>
    <style:style style:name="P5" style:parent-style-name="List" style:family="paragraph">
      <style:paragraph-properties fo:line-height="100%"/>
      <style:text-properties fo:font-size="11pt" style:font-size-asian="11pt" style:font-size-complex="11pt"/>
    </style:style>
    <style:style style:name="P6" style:parent-style-name="List" style:family="paragraph">
      <style:paragraph-properties fo:line-height="100%"/>
      <style:text-properties fo:font-size="11pt" style:font-size-asian="11pt" style:font-size-complex="11pt"/>
    </style:style>
    <style:style style:name="P7" style:parent-style-name="List" style:family="paragraph">
      <style:paragraph-properties fo:line-height="100%"/>
    </style:style>
    <style:style style:name="T8" style:parent-style-name="DefaultParagraphFont" style:family="text">
      <style:text-properties fo:font-size="11pt" style:font-size-asian="11pt" style:font-size-complex="11pt"/>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P11" style:parent-style-name="IntenseQuote" style:family="paragraph">
      <style:paragraph-properties fo:margin-left="0.5in" fo:text-indent="0in">
        <style:tab-stops/>
      </style:paragraph-properties>
    </style:style>
    <style:style style:name="P12" style:parent-style-name="IntenseQuote" style:family="paragraph">
      <style:paragraph-properties fo:margin-left="0.5in" fo:text-indent="0in">
        <style:tab-stops/>
      </style:paragraph-properties>
    </style:style>
    <style:style style:name="T13" style:parent-style-name="DefaultParagraphFont" style:family="text">
      <style:text-properties fo:font-style="italic" style:font-style-asian="italic"/>
    </style:style>
    <style:style style:name="P14" style:parent-style-name="Normal" style:family="paragraph">
      <style:paragraph-properties fo:text-indent="0in"/>
    </style:style>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Normal" style:family="paragraph">
      <style:paragraph-properties fo:text-indent="0in"/>
    </style:style>
    <style:style style:name="P21" style:parent-style-name="Normal" style:family="paragraph">
      <style:paragraph-properties fo:margin-left="0.5in" fo:text-indent="0in">
        <style:tab-stops/>
      </style:paragraph-properties>
    </style:style>
    <style:style style:name="T22" style:parent-style-name="DefaultParagraphFont" style:family="text">
      <style:text-properties fo:font-style="italic" style:font-style-asian="italic"/>
    </style:style>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Normal" style:family="paragraph">
      <style:paragraph-properties fo:margin-left="0.5in" fo:text-indent="0in">
        <style:tab-stops/>
      </style:paragraph-properties>
    </style:style>
    <style:style style:name="P27" style:parent-style-name="Normal" style:family="paragraph">
      <style:paragraph-properties fo:margin-left="0.5in" fo:text-indent="0in">
        <style:tab-stops/>
      </style:paragraph-properties>
    </style:style>
    <style:style style:name="P28" style:parent-style-name="Normal" style:family="paragraph">
      <style:paragraph-properties fo:margin-left="0.5in" fo:text-indent="0in">
        <style:tab-stops/>
      </style:paragraph-properties>
    </style:style>
    <style:style style:name="P29" style:parent-style-name="Normal" style:family="paragraph">
      <style:paragraph-properties fo:margin-left="0.5in" fo:text-indent="0in">
        <style:tab-stops/>
      </style:paragraph-properties>
    </style:style>
    <style:style style:name="T30" style:parent-style-name="IntenseEmphasis" style:family="text">
      <style:text-properties fo:font-style="normal" style:font-style-asian="normal"/>
    </style:style>
    <style:style style:name="T31" style:parent-style-name="IntenseEmphasis" style:family="text">
      <style:text-properties fo:font-style="normal" style:font-style-asian="normal"/>
    </style:style>
    <style:style style:name="T32" style:parent-style-name="IntenseEmphasis" style:family="text">
      <style:text-properties fo:font-style="normal" style:font-style-asian="normal"/>
    </style:style>
  </office:automatic-styles>
  <office:body>
    <office:text text:use-soft-page-breaks="true">
      <text:p text:style-name="P1">The Rendel Constitution mandated that voters should elect the majority of Singapore’s legislative assembly. Three seats were reserved for British-appointed colonial officials, while another three were to be nominated by the governor. The<text:s/>remaining 25 seats are up for election.</text:p>
      <text:p text:style-name="Normal">The British Colonialists chosen the<text:s/><text:span text:style-name="T2">Westminster parliamentary system</text:span><text:s/>for Singapore. Under the Westminster system, Singaporeans will vote for a Member of Legislative Assembly to represent them in the Legislative Assembly. The nominal leader of the government, the Chief Minister, will not be directly. Rather, Members of Legislative Assembly will choose a Chief Minister amongst themselves.</text:p>
      <text:p text:style-name="Normal">Such a system is exceptionally prone to<text:s/><text:span text:style-name="T3">gerrymandering</text:span>. Gerrymandering occurs when<text:s/>the map-drawers draw the map to favour certain political parties. Gerrymandering damages the legitimacy and of a government. People have less trust and confidence in their government to represent their interests. The British sought to avoid this by including as many stakeholders and political parties as possible in the map drawing committee.</text:p>
      <text:p text:style-name="Normal"/>
      <text:h text:style-name="Heading1" text:outline-level="1">The Electoral Boundaries Delimitation Committee</text:h>
      <text:p text:style-name="Normal"><text:bookmark-start text:name="_Hlk24313500"/>An<text:s/><text:span text:style-name="IntenseQuoteChar">Electoral Boundaries Delimitation Committee</text:span><text:span text:style-name="SubtitleChar"><text:s/></text:span>was established to map Singapore into electoral divisions. After various consultations, Governor John Nicoll decided on this composition:</text:p>
      <text:list text:style-name="LFO1" text:continue-numbering="true">
        <text:list-item>
          <text:p text:style-name="P4">A chairman who is an official from the colonial government</text:p>
        </text:list-item>
        <text:list-item>
          <text:p text:style-name="P5">Two members of the Legislative Council who are not British civil servants, as chosen from members of the Legislative Councils who<text:s/>were not civil servants.</text:p>
        </text:list-item>
        <text:list-item>
          <text:p text:style-name="P6">Two members of the City Council, chosen by the city council themselves</text:p>
        </text:list-item>
        <text:list-item>
          <text:p text:style-name="P7"><text:span text:style-name="T8">One member of the Rural Board to be nominated by the Rural Board.</text:span><text:span text:style-name="FootnoteReference"><text:note text:note-class="footnote" text:id="_ftn0"><text:note-citation>1</text:note-citation><text:note-body><text:p text:style-name="FootnoteText"><text:s/>Government of Singapore,<text:s/><text:span text:style-name="T9">Report of the Electoral Boundaries Delimitation Committee Singapor</text:span><text:span text:style-name="T10">e</text:span>, 1954, p. 1.</text:p></text:note-body></text:note></text:span></text:p>
        </text:list-item>
      </text:list>
      <text:h text:style-name="Heading1" text:outline-level="1"><text:bookmark-end text:name="_Hlk24313500"/>Singapore’s Rural Question</text:h>
      <text:p text:style-name="Normal">The Singapore of 1953 is extremely different from the Singapore of 2019. Let’s put ourselves in the shoes of the Boundaries Committee and see the geography they are dealing with.</text:p>
      <text:h text:style-name="Heading2" text:outline-level="2">The Rural Countryside</text:h>
      <text:p text:style-name="Normal"><text:bookmark-start text:name="_Hlk24313643"/>Singapore was<text:s/>not yet a city-state in 1955. Outside the city, many Singaporeans still lived in many small rural settlements which dotted the countryside. The Rendel Report feared that rural dwellers, outnumbered by their urban counterparts, will be drowned out in a sea<text:s/>of urban concerns and voters. The Rendel Report:</text:p>
      <text:p text:style-name="P11"><text:bookmark-end text:name="_Hlk24313643"/>The number of electors in a division would, however, vary from about 25,000 in densely populated areas to 5,000 in less populated areas.</text:p>
      <text:p text:style-name="P12">We are anxious to ensure that the rural areas are fully and adequately represented in this new local authority (see paragraph 95 above), and all the more so because we have felt necessarily be resident in the division for which they stand. It is on this account that we envisage considerably smaller divisions in sparsely populated areas. We also recommend that as many divisions as possible should be “mixed”, i.e. partly urban and partly rural in character.<text:span text:style-name="FootnoteReference"><text:note text:note-class="footnote" text:id="_ftn1"><text:note-citation>2</text:note-citation><text:note-body><text:p text:style-name="FootnoteText"><text:s/>George Rendel,<text:s/><text:span text:style-name="T13">Report of the Constitutional Commision of Singapore</text:span><text:s/>(Singapore, 1954), p. 27.</text:p></text:note-body></text:note></text:span></text:p>
      <text:p text:style-name="P14"><text:bookmark-start text:name="_Hlk24313662"/>Rural Singapore was<text:s/>exceptionally diverse.<text:s/></text:p>
      <text:list text:style-name="LFO2" text:continue-numbering="true">
        <text:list-item>
          <text:p text:style-name="P15"><text:bookmark-start text:name="_Hlk24313694"/><text:bookmark-end text:name="_Hlk24313662"/>In the Southern Islands, the primary mode of day-to-day transport was boat.<text:s/></text:p>
        </text:list-item>
        <text:list-item>
          <text:p text:style-name="P16">Woodlands was named after the rubber plantations located there.<text:s/></text:p>
        </text:list-item>
        <text:list-item>
          <text:p text:style-name="P17">There are rice paddies where the Lorong Chuan MRT station is located today.</text:p>
        </text:list-item>
        <text:list-item>
          <text:p text:style-name="P18">Towns like Bukit Panjang and Nee Soon had populations of over 4,000 people.</text:p>
        </text:list-item>
        <text:list-item>
          <text:p text:style-name="P19">Some towns were built around keystone industries: Sembawang, for example, was build around Sembawang naval base.</text:p>
        </text:list-item>
      </text:list>
      <text:p text:style-name="P20">The Boundaries Commission needed to balance these interests, but also a more fundamental problem: Singaporeans do not feel a sense of community with their neighbours. They solved the problem by putting themselves into the shoes of the voters:</text:p>
      <text:p text:style-name="P21">“<text:span text:style-name="IntenseQuoteChar">We tried to look at our proposed divisions through the eyes of the elector and the candidate.</text:span><text:span text:style-name="IntenseQuoteChar"><text:s/>The elector should see clearly why he is in one division rather than in another; lines of demarcation, therefore, must be easy to follow. The area should not be bigger than the elector would travel normally and with ease. He must see that he has a common<text:s/></text:span><text:span text:style-name="IntenseQuoteChar">interest with his fellow electors. From the point of<text:s/></text:span><text:span text:style-name="IntenseEmphasis">view</text:span><text:span text:style-name="IntenseQuoteChar"><text:s/>of the candidate, the division must not be too large in number or diverse in interest for him to canvass his electors, or care for his constituents, once elected. He is concerned with the roads and<text:s/></text:span><text:span text:style-name="IntenseQuoteChar">with centres where he can hold meetings.</text:span>”</text:p>
      <text:p text:style-name="Normal">The Boundaries Committee agreed with Rendel that if Rural constituencies have as many people as urban constituencies, “the area would be so large that the feeling of community of interest would be<text:s/>dangerously diluted and even the most conscientious candidate would find it difficult to give the constituents the service they have a right to expect.<text:span text:style-name="FootnoteReference"><text:note text:note-class="footnote" text:id="_ftn2"><text:note-citation>3</text:note-citation><text:note-body><text:p text:style-name="FootnoteText"><text:s/>Government of Singapore,<text:s/><text:span text:style-name="T22">Report of the Electoral Boundaries Delimitation Committee Singapore</text:span>, 1954, p. 4.</text:p></text:note-body></text:note></text:span></text:p>
      <text:p text:style-name="Normal">The Boundaries committee, however, recognised that giving the average rural voters 5 times more voting power than an urban dweller by putting them in Electoral Divisions with only 5,000 people was a tad bit too undemocratic. They ended up with a compromise:</text:p>
      <text:list text:style-name="LFO3" text:continue-numbering="true">
        <text:list-item>
          <text:p text:style-name="P23">8 Rural Constituencies, with an average population of 32,000.<text:span text:style-name="FootnoteReference"><text:note text:note-class="footnote" text:id="_ftn3"><text:note-citation>4</text:note-citation><text:note-body><text:p text:style-name="FootnoteText"><text:s/><text:span text:style-name="IntenseQuoteChar">Practically no one lives in Singapore’s Central Business District today, in 2019. But this is a recent development; in 1953, 340,900 people – one third of the population – crowded into</text:span><text:span text:style-name="IntenseQuoteChar"><text:s/>a space smaller than almost all of Singapore’s modern New Town residential neighbourhoods. The central city – bounded by Kallang River in the East and Singapore General Hospital in the West had an average population density of 98,000 persons/km2. In contr</text:span><text:span text:style-name="IntenseQuoteChar">ast, modern Tampines has a population density of 12,000 persons/ km2. In the densest parts of the CBD, each person has less than 25 square feet of floor to themselves. That’s 2.3 square metres</text:span>.</text:p></text:note-body></text:note></text:span></text:p>
        </text:list-item>
        <text:list-item>
          <text:p text:style-name="P24">5 “Mixed” Constituencies, with an average population of 37,000.</text:p>
        </text:list-item>
        <text:list-item>
          <text:p text:style-name="P25">12 Urban Constituencies, with an average population of 55,000.</text:p>
        </text:list-item>
      </text:list>
      <text:h text:style-name="Heading1" text:outline-level="1"><text:bookmark-end text:name="_Hlk24313694"/>Rural Boundaries: Axes of Transport</text:h>
      <text:p text:style-name="Normal">Drawing line along lines of communication and transport was easier done in rural areas, where settlements are generally linearly distributed along major arterial roads. The Boundaries Committee drew a equidistant watershed between Bukit Timah and Bukit Panjang roads to create the border between Bukit Timah and Bukit Panjang.</text:p>
      <text:h text:style-name="Heading1" text:outline-level="1">Rural Boundaries: Nucleated Electoral Divisions</text:h>
      <text:p text:style-name="Normal">Elsewhere in the Rural Kampung-side,<text:s/>electoral boundaries were drawn around pre-identified centres of population. The electoral division of Sembawang was drawn around the Kampung Nee Soon and the settlement located outside Sembawang Naval Base. Ulu Bedok was drawn around Geylang Serai, Jalan<text:s/>Eunos, and Ulu Bedok Village.<text:s/></text:p>
      <text:h text:style-name="Heading1" text:outline-level="1">Rural Boundaries: Islands</text:h>
      <text:p text:style-name="Normal">The Southern Islands, although a scattering of villages, was seen as needs and interests so completely differently from the mainland as to warrant a ward of their own. The Northern Islands, which too few people, was absorbed into Changi. Changi’s successor, East Coast GRC, is still obnoxiously large in 2019 – despite being one of the most populous divisions in GE2015.</text:p>
      <text:h text:style-name="Heading1" text:outline-level="1">Rural Boundaries: Natural Features</text:h>
      <text:p text:style-name="Normal">Natural features often provide the clearest rationale for dividing constituency: if there is a giant river in the way, two communities are much less likely to be in close contact. It is also clear to people living on the ground which division do they fall into. Using natural features also result in intuitive borders that improve voter’s trust in the process.</text:p>
      <text:h text:style-name="Heading1" text:outline-level="1">Mixed Constituencies</text:h>
      <text:p text:style-name="Normal">With the post-war baby boom underway, Singapore city was rapidly expanding. Singapore city was rapidly expanding to accommodate its growing population. The Singapore Improvement<text:s/>Trust (SIT), the predecessor to HDB, has been rapidly urbanising areas which were formerly wilderness and Rural Kampungs.<text:s/></text:p>
      <text:p text:style-name="Normal">Queenstown and Toa Payoh were the first SIT estates to be built. Queenstown was completed by 1955. Toa Payoh is in the midst of being<text:s/>built. Other privately-built estates such as Serangoon Gardens were also encroaching on former rural farmland.</text:p>
      <text:p text:style-name="Normal">The growing city also required new infrastructure. Singapore International Airport, today’s Paya Lebar Air Base, had cleared out large<text:s/>parts of Singapore’s North East. Construction was still ongoing in 1955.</text:p>
      <text:p text:style-name="Normal">To accommodate newly urbanising regions and to prevent wards from being exclusively urban or rural, the Rendel Commission decreed the creation of “mixed divisions” containing both urban and rural voters. These mixed divisions were created in areas surrounding the borders of Singapore’s old city council and formed a ring Singapore’s urban core.</text:p>
      <text:p text:style-name="Normal">These electoral divisions were dominated by English-speaking, middle-class, white-collared workers.</text:p>
      <text:h text:style-name="Heading1" text:outline-level="1">Singapore’s Urban Core</text:h>
      <text:p text:style-name="Normal">At the time, one third of Singapore’s population – 340,900 people – lived within Singapore’s urban core, often in squalid conditions.<text:s/></text:p>
      <text:p text:style-name="Normal">The densest parts of the urban core are the region near today’s Tanjong Pagar MRT stations.<text:s/>Each person who lived there had less than 25 square feet (2.3 square metres) of floor to themselves. Today, this neighbourhood’s vintage shophouses has been repurposed into hippie restaurants and office space.</text:p>
      <text:p text:style-name="Normal">Most voters living in the cramp city centre earned the little money they had through backbreaking labour.</text:p>
      <text:p text:style-name="Normal">It is also quite hard to draw boundaries in a continuous urban area – let’s read the Boundaries Commission:</text:p>
      <text:p text:style-name="P26"><text:span text:style-name="IntenseEmphasis">In the urban areas, geography and communications do not generally suggest clear regiona</text:span><text:span text:style-name="IntenseEmphasis">l community distinctions, and the separate centres of population become linked by new housing development. This is a problem in any great urban area which has to be divided into single-member divisions.</text:span></text:p>
      <text:p text:style-name="P27"><text:span text:style-name="IntenseEmphasis">It is difficult to define boundaries than along main<text:s/></text:span><text:span text:style-name="IntenseEmphasis">roads. These have, therefore, been used as boundaries except where there seemed special reasons for deviation from there.</text:span></text:p>
      <text:p text:style-name="P28"><text:span text:style-name="IntenseEmphasis">The Singapore and Kallang rivers and the railway lines have provided the only other clear lines of demarcation.</text:span></text:p>
      <text:p text:style-name="P29"><text:span text:style-name="IntenseEmphasis">It has been our genera</text:span><text:span text:style-name="IntenseEmphasis">l aim to keep the divisions compact and regular in shape.</text:span></text:p>
      <text:p text:style-name="Normal"><text:span text:style-name="T30">Compactness is important because compact electoral divisions are intuitive to candidates and voters. A compactness criterion also makes it difficult for malicious people to justify their choice of e</text:span><text:span text:style-name="T31">lectoral boundaries.</text:span></text:p>
      <text:p text:style-name="Normal"/>
      <text:h text:style-name="Heading1" text:outline-level="1"><text:span text:style-name="T32">Conclusion</text:span></text:h>
      <text:p text:style-name="Normal">This is the what the Boundaries Committee finally decided on.</text:p>
      <text:p text:style-name="Normal">...and this was how the election turned out Click on to the next page to find out more about what happen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vg:panose-1="0 0 5 0 0 0 0 0 0 0"/>
    <style:font-face style:name="Philosopher" svg:font-family="Philosopher" style:font-family-generic="system" style:font-pitch="variable" svg:panose-1="0 0 5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2222in" fo:text-indent="0in"/>
      <style:text-properties fo:font-weight="bold" style:font-weight-asian="bold"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fo:line-height="100%"/>
      <style:text-properties style:font-name="Philosopher" style:font-name-asian="DengXian Light" fo:font-weight="bold" style:font-weight-asian="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fo:color="#1F3763" fo:hyphenate="false"/>
    </style:style>
    <style:style style:name="Normal" style:display-name="Normal" style:family="paragraph">
      <style:paragraph-properties fo:margin-bottom="0.2222in" fo:line-height="150%" fo:text-indent="0.5in"/>
      <style:text-properties style:font-name="Lora" fo:font-size="12pt" style:font-size-asian="12pt" style:font-size-complex="12pt" fo:language="en" fo:country="SG" fo:hyphenate="false"/>
    </style:style>
    <style:style style:name="DefaultParagraphFont" style:display-name="Default Paragraph Font" style:family="text"/>
    <style:style style:name="Subtitle" style:display-name="Subtitl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SubtitleChar" style:display-name="Subtitle Char" style:family="text" style:parent-style-name="DefaultParagraphFont">
      <style:text-properties fo:color="#5A5A5A" fo:letter-spacing="0.0104in" fo:language="en" fo:country="SG"/>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SG"/>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ent-style-name="Normal">
      <style:paragraph-properties fo:text-align="center" fo:margin-top="0.3333in" fo:margin-bottom="0.3333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Lora" fo:font-weight="bold" style:font-weight-asian="bold" fo:font-size="12pt" style:font-size-asian="12pt" style:font-size-complex="12pt" fo:language="en" fo:country="SG"/>
    </style:style>
    <style:style style:name="Heading2Char" style:display-name="Heading 2 Char" style:family="text" style:parent-style-name="DefaultParagraphFont">
      <style:text-properties style:font-name="Calibri Light" style:font-name-asian="DengXian Light" style:font-name-complex="Times New Roman" fo:color="#2F5496" fo:font-size="13pt" style:font-size-asian="13pt" style:font-size-complex="13pt" fo:language="en" fo:country="SG"/>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style:font-name="Lora" fo:font-size="10pt" style:font-size-asian="10pt" style:font-size-complex="10pt" fo:language="en" fo:country="SG"/>
    </style:style>
    <style:style style:name="FootnoteReference" style:display-name="Footnote Reference" style:family="text" style:parent-style-name="DefaultParagraphFont">
      <style:text-properties style:text-position="super 63.6%"/>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Lora" fo:font-style="italic" style:font-style-asian="italic" style:font-style-complex="italic" fo:color="#404040" fo:font-size="12pt" style:font-size-asian="12pt" style:font-size-complex="12pt" fo:language="en" fo:country="SG"/>
    </style:style>
    <style:style style:name="Emphasis" style:display-name="Emphasis" style:family="text" style:parent-style-name="DefaultParagraphFont">
      <style:text-properties style:font-name="Philosopher" fo:font-style="italic" style:font-style-asian="italic" style:font-style-complex="italic"/>
    </style:style>
    <style:style style:name="Heading3Char" style:display-name="Heading 3 Char" style:family="text" style:parent-style-name="DefaultParagraphFont">
      <style:text-properties style:font-name="Calibri Light" style:font-name-asian="DengXian Light" style:font-name-complex="Times New Roman" fo:color="#1F3763" fo:font-size="12pt" style:font-size-asian="12pt" style:font-size-complex="12pt" fo:language="en" fo:country="SG"/>
    </style:style>
    <style:style style:name="List" style:display-name="List" style:family="paragraph" style:parent-style-name="ListParagraph" style:list-style-name="LFO1">
      <style:text-properties fo:hyphenate="false"/>
    </style:style>
    <style:style style:name="IntenseQuote" style:display-name="Intense Quote" style:family="paragraph" style:parent-style-name="Normal" style:next-style-name="Normal">
      <style:text-properties fo:font-style="italic" style:font-style-asian="italic" fo:font-size="10pt" style:font-size-asian="10pt" style:font-size-complex="10pt" fo:hyphenate="false"/>
    </style:style>
    <style:style style:name="ListParagraphChar" style:display-name="List Paragraph Char" style:family="text" style:parent-style-name="DefaultParagraphFont">
      <style:text-properties style:font-name="Lora" fo:font-size="12pt" style:font-size-asian="12pt" style:font-size-complex="12pt" fo:language="en" fo:country="SG"/>
    </style:style>
    <style:style style:name="listChar" style:display-name="list Char" style:family="text" style:parent-style-name="ListParagraphChar">
      <style:text-properties style:font-name="Lora" fo:font-size="12pt" style:font-size-asian="12pt" style:font-size-complex="12pt" fo:language="en" fo:country="SG"/>
    </style:style>
    <style:style style:name="IntenseQuoteChar" style:display-name="Intense Quote Char" style:family="text" style:parent-style-name="DefaultParagraphFont">
      <style:text-properties style:font-name="Lora" fo:font-style="italic" style:font-style-asian="italic" fo:font-size="10pt" style:font-size-asian="10pt" style:font-size-complex="10pt" fo:language="en" fo:country="SG"/>
    </style:style>
    <style:style style:name="IntenseEmphasis" style:display-name="Intense Emphasis" style:family="text" style:parent-style-name="IntenseQuoteChar">
      <style:text-properties style:font-name="Lora" fo:font-style="italic" style:font-style-asian="italic" fo:font-size="10pt" style:font-size-asian="10pt" style:font-size-complex="10pt" fo:language="en" fo:country="SG"/>
    </style:style>
    <style:style style:name="EndnoteReference" style:display-name="Endnote Reference" style:family="text" style:parent-style-name="DefaultParagraphFont">
      <style:text-properties style:text-position="super 63.6%"/>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uben Wang Xianwei</meta:initial-creator>
    <dc:creator>Reuben Wang</dc:creator>
    <meta:creation-date>2019-11-10T15:53:00Z</meta:creation-date>
    <dc:date>2019-11-10T15:53:00Z</dc:date>
    <meta:template xlink:href="Normal.dotm" xlink:type="simple"/>
    <meta:editing-cycles>3</meta:editing-cycles>
    <meta:editing-duration>PT0S</meta:editing-duration>
    <meta:user-defined meta:name="Mendeley Document_1">True</meta:user-defined>
    <meta:user-defined meta:name="Mendeley Unique User Id_1">018ac257-ebb7-366a-b0ca-06545b9e1fe6</meta:user-defined>
    <meta:user-defined meta:name="Mendeley Citation Style_1">http://www.zotero.org/styles/modern-humanities-research-association</meta:user-defined>
    <meta:user-defined meta:name="Mendeley Recent Style Id 0_1">http://www.zotero.org/styles/american-political-science-association</meta:user-defined>
    <meta:user-defined meta:name="Mendeley Recent Style Name 0_1">American Political Science Association</meta:user-defined>
    <meta:user-defined meta:name="Mendeley Recent Style Id 1_1">http://www.zotero.org/styles/apa</meta:user-defined>
    <meta:user-defined meta:name="Mendeley Recent Style Name 1_1">American Psychological Association 6th edition</meta:user-defined>
    <meta:user-defined meta:name="Mendeley Recent Style Id 2_1">http://www.zotero.org/styles/american-sociological-association</meta:user-defined>
    <meta:user-defined meta:name="Mendeley Recent Style Name 2_1">American Sociological Association</meta:user-defined>
    <meta:user-defined meta:name="Mendeley Recent Style Id 3_1">http://www.zotero.org/styles/chicago-author-date</meta:user-defined>
    <meta:user-defined meta:name="Mendeley Recent Style Name 3_1">Chicago Manual of Style 17th edition (author-date)</meta:user-defined>
    <meta:user-defined meta:name="Mendeley Recent Style Id 4_1">http://www.zotero.org/styles/chicago-fullnote-bibliography</meta:user-defined>
    <meta:user-defined meta:name="Mendeley Recent Style Name 4_1">Chicago Manual of Style 17th edition (full no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document-statistic meta:page-count="1" meta:paragraph-count="18" meta:word-count="1410" meta:character-count="9429" meta:row-count="66" meta:non-whitespace-character-count="8037"/>
  </office:meta>
</office:document-meta>
</file>